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217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3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17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2.745cm"/>
    </style:style>
    <style:style style:name="Table2.O" style:family="table-column">
      <style:table-column-properties style:column-width="2.374cm"/>
    </style:style>
    <style:style style:name="Table2.P" style:family="table-column">
      <style:table-column-properties style:column-width="2.7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style:snap-to-layout-gri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>
      <style:text-properties style:font-name="Times New Roman" fo:font-size="8pt" style:text-underline-style="solid" style:text-underline-width="auto" style:text-underline-color="font-color" style:font-size-asian="8pt" style:font-name-complex="Verdana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9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Verdana" style:font-size-complex="8pt"/>
    </style:style>
    <style:style style:name="P11" style:family="paragraph" style:parent-style-name="Standard">
      <style:text-properties style:font-name="Times New Roman" fo:font-size="8pt" style:font-name-asian="Verdana" style:font-size-asian="8pt" style:font-name-complex="Verdana" style:font-size-complex="8pt"/>
    </style:style>
    <style:style style:name="P12" style:family="paragraph" style:parent-style-name="Standard">
      <style:text-properties fo:font-size="8pt" style:font-size-asian="8pt" style:font-name-complex="Verdana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 style:font-name-complex="Verdana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name-complex="Verdana" style:font-size-complex="8pt"/>
    </style:style>
    <style:style style:name="P15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Verdana" style:font-size-complex="10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style:font-size-asian="10pt" style:font-name-complex="Verdana" style:font-size-complex="10pt"/>
    </style:style>
    <style:style style:name="T1" style:family="text">
      <style:text-properties style:font-name-asian="Verdana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4"><text:placeholder text:placeholder-type="text">&lt;o.name&gt;</text:placeholder></text:span></text:p>
            <text:p text:style-name="P9"><text:span text:style-name="T1"><text:s/></text:span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5">FORM A.R.E – 3</text:p>
            <text:p text:style-name="P16">[See Rule 20/2 of the Central Excise (No. 2 ) Rules, 2001 read with C. B. E. &amp; C. Circular Nos. 579/16/2001 – </text:p>
            <text:p text:style-name="P16">CX and 581/18/2001 CX]</text:p>
          </table:table-cell>
          <table:table-cell table:style-name="Table1.C1" table:number-rows-spanned="2" office:value-type="string">
            <text:p text:style-name="P7"><text:placeholder text:placeholder-type="text">&lt;get_copy(o.is_original,o.is_duplicate,o.is_triplicate,o.is_quadruplicate)&gt;</text:placeholder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Range</text:span> <text:span text:style-name="T3"><text:placeholder text:placeholder-type="text">&lt;o.range_from and (o.range_from).upper() or ''&gt;</text:placeholder>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2">Division</text:span> <text:span text:style-name="T3"><text:placeholder text:placeholder-type="text">&lt;o.division_from and (o.division_from).upper() or ''&gt;</text:placeholder></text:span></text:p>
          </table:table-cell>
          <table:table-cell table:style-name="Table1.B3" table:number-rows-spanned="2" office:value-type="string">
            <text:p text:style-name="P10">APPLICATION FOR REMOVAL OF EXCISABLE GOODS FROM A FACTORY OR A WAREHOUSE TO ANOTHER WAREHOUSE</text:p>
            <text:p text:style-name="P4"/>
          </table:table-cell>
          <table:table-cell table:style-name="Table1.C3" office:value-type="string">
            <text:p text:style-name="P7"/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8"/>
          </table:table-cell>
        </table:table-row>
        <table:table-row table:style-name="Table1.1">
          <table:table-cell table:style-name="Table1.A5" table:number-columns-spanned="3" office:value-type="string">
            <text:p text:style-name="P3"/>
            <text:p text:style-name="P2">I/We holder (s) of Central Excise Registration No.<text:span text:style-name="T3"> <text:s text:c="8"/></text:span><text:span text:style-name="T3"><text:placeholder text:placeholder-type="text">&lt;o.reg_no_from and (o.reg_no_from).upper() or ''&gt;</text:placeholder></text:span><text:span text:style-name="T3"> <text:s text:c="7"/></text:span>have undertaken to remove the undermentioned goods from the factory / warehouse at <text:span text:style-name="T3"><text:s text:c="7"/></text:span><text:span text:style-name="T3"><text:placeholder text:placeholder-type="text">&lt;o.warehouse_from_id.name and (o.warehouse_from_id.name).upper() or ''&gt;</text:placeholder></text:span><text:span text:style-name="T3"> <text:s text:c="7"/></text:span>to the warehouse at <text:span text:style-name="T3"><text:s text:c="7"/></text:span><text:span text:style-name="T3"><text:placeholder text:placeholder-type="text">&lt;o.warehouse_to_id.name and (o.warehouse_to_id.name).upper() or ''&gt;</text:placeholder></text:span><text:span text:style-name="T3"> <text:s text:c="11"/></text:span>in Range<text:span text:style-name="T3"> <text:s text:c="10"/></text:span><text:span text:style-name="T3"><text:placeholder text:placeholder-type="text">&lt;o.range_to and (o.range_to).upper() or ''&gt;</text:placeholder></text:span><text:span text:style-name="T3"> <text:s text:c="44"/></text:span>Division<text:span text:style-name="T3"> <text:s text:c="3"/></text:span><text:span text:style-name="T3"><text:placeholder text:placeholder-type="text">&lt; o.division_to and  (o.division_to).upper() or ''&gt;</text:placeholder></text:span><text:span text:style-name="T3"> <text:s text:c="6"/></text:span>of Mr. / Messrs <text:span text:style-name="T3"><text:s text:c="5"/></text:span><text:span text:style-name="T3"><text:placeholder text:placeholder-type="text">&lt;o.to_mr_mess and (o.to_mr_mess).upper() or ''&gt;</text:placeholder></text:span><text:span text:style-name="T3"> <text:s text:c="8"/></text:span>holders of Central Excise Registration No.<text:span text:style-name="T3"> <text:s text:c="2"/></text:span><text:span text:style-name="T3"><text:placeholder text:placeholder-type="text">&lt;o.reg_no_to and (o.reg_no_to).upper() or ''&gt;</text:placeholder></text:span><text:span text:style-name="T3"> <text:s text:c="4"/>.</text:span></text:p>
            <text:p text:style-name="P6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3">No. &amp; date of entry in ware-house register</text:p>
          </table:table-cell>
          <table:table-cell table:style-name="Table2.A1" table:number-rows-spanned="2" office:value-type="string">
            <text:p text:style-name="P13">DESCRIPTION OF GOODS</text:p>
          </table:table-cell>
          <table:table-cell table:style-name="Table2.A1" table:number-rows-spanned="2" office:value-type="string">
            <text:p text:style-name="P13">No. and description of packages</text:p>
          </table:table-cell>
          <table:table-cell table:style-name="Table2.A1" table:number-rows-spanned="2" office:value-type="string">
            <text:p text:style-name="P13">Gross weight of packages</text:p>
          </table:table-cell>
          <table:table-cell table:style-name="Table2.A1" table:number-rows-spanned="2" office:value-type="string">
            <text:p text:style-name="P13">Marks and Numbers on packages</text:p>
          </table:table-cell>
          <table:table-cell table:style-name="Table2.A1" table:number-rows-spanned="2" office:value-type="string">
            <text:p text:style-name="P13">Quantity of goods</text:p>
          </table:table-cell>
          <table:table-cell table:style-name="Table2.A1" table:number-rows-spanned="2" office:value-type="string">
            <text:p text:style-name="P13">Date of first ware-housing</text:p>
          </table:table-cell>
          <table:table-cell table:style-name="Table2.A1" table:number-rows-spanned="2" table:number-columns-spanned="2" office:value-type="string">
            <text:p text:style-name="P13">Value</text:p>
          </table:table-cell>
          <table:covered-table-cell/>
          <table:table-cell table:style-name="Table2.A1" table:number-columns-spanned="4" office:value-type="string">
            <text:p text:style-name="P14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o. &amp; date of Invoice(s) for removal of goods</text:p>
          </table:table-cell>
          <table:table-cell table:style-name="Table2.A1" table:number-rows-spanned="2" office:value-type="string">
            <text:p text:style-name="P13">Manner of Transport</text:p>
          </table:table-cell>
          <table:table-cell table:style-name="Table2.P1" table:number-rows-spanned="2" office:value-type="string">
            <text:p text:style-name="P13">Remark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2">Rate</text:p>
          </table:table-cell>
          <table:covered-table-cell/>
          <table:table-cell table:style-name="Table2.J2" table:number-columns-spanned="2" office:value-type="string">
            <text:p text:style-name="P12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7</text:p>
          </table:table-cell>
          <table:table-cell table:style-name="Table2.A1" table:number-columns-spanned="2" office:value-type="string">
            <text:p text:style-name="P13">8</text:p>
          </table:table-cell>
          <table:covered-table-cell/>
          <table:table-cell table:style-name="Table2.A1" table:number-columns-spanned="2" office:value-type="string">
            <text:p text:style-name="P13">9</text:p>
          </table:table-cell>
          <table:covered-table-cell/>
          <table:table-cell table:style-name="Table2.A1" table:number-columns-spanned="2" office:value-type="string">
            <text:p text:style-name="P13">10</text:p>
          </table:table-cell>
          <table:covered-table-cell/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12</text:p>
          </table:table-cell>
          <table:table-cell table:style-name="Table2.P1" office:value-type="string">
            <text:p text:style-name="P13">13</text:p>
          </table:table-cell>
        </table:table-row>
        <table:table-row table:style-name="Table2.4">
          <table:table-cell table:style-name="Table2.J2" office:value-type="string">
            <text:p text:style-name="P3"/>
            <text:p text:style-name="P2"/>
            <text:p text:style-name="P4"><text:placeholder text:placeholder-type="text">&lt;o.warehouse_register or ''&gt;</text:placeholder></text:p>
            <text:p text:style-name="P4"><text:placeholder text:placeholder-type="text">&lt;get_date(o.warehouse_date)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description and (o.good_description).upper()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package_description or ''&gt;</text:placeholder> KGS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ross_weight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marks_package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qty or ''&gt;</text:placeholder> MT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get_date(o.warehousing_date)&gt;</text:placeholder></text:p>
          </table:table-cell>
          <table:table-cell table:style-name="Table2.J2" office:value-type="string">
            <text:p text:style-name="P3"/>
            <text:p text:style-name="P2"/>
            <text:p text:style-name="P11"><text:placeholder text:placeholder-type="text">&lt;get_amount(o.value)[0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get_amount(o.value)[1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 o.duty_rate_line[0].duty_rate or ''&gt;</text:placeholder> %</text:p>
          </table:table-cell>
          <table:table-cell table:style-name="Table2.J2" office:value-type="string">
            <text:p text:style-name="P3"/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duty_rate_line and get_amount(o.duty_rate_line[0].amount_inr)[0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get_amount(o.duty_rate_line[0].amount_inr)[1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INV : <text:placeholder text:placeholder-type="text">&lt;o.invoice_no_id.name or ''&gt;</text:placeholder></text:p>
            <text:p text:style-name="P2">DT <text:s text:c="2"/>:<text:placeholder text:placeholder-type="text">&lt;get_date(o.invoiced_date) or ''&gt;</text:placeholder></text:p>
          </table:table-cell>
          <table:table-cell table:style-name="Table2.J2" office:value-type="string">
            <text:p text:style-name="P3"/>
            <text:p text:style-name="P2"/>
            <text:p text:style-name="P2">Truck No:</text:p>
            <text:p text:style-name="P5"><text:placeholder text:placeholder-type="text">&lt;o.tranport or ''&gt;</text:placeholder></text:p>
            <text:p text:style-name="P5"/>
            <text:p text:style-name="P5"/>
          </table:table-cell>
          <table:table-cell table:style-name="Table2.P4" office:value-type="string">
            <text:p text:style-name="P3"/>
            <text:p text:style-name="P2"/>
            <text:p text:style-name="P2"><text:placeholder text:placeholder-type="text">&lt;o.remarks and (o.remarks).upper() or ''&gt;</text:placeholder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2.1">
          <table:table-cell table:style-name="Table2.P4" table:number-columns-spanned="16" office:value-type="string">
            <text:p text:style-name="P3"/>
            <text:p text:style-name="P4"><text:span text:style-name="T1"><text:s text:c="251"/></text:span>I/ We hereby declare the above particulars to be true</text:p>
            <text:p text:style-name="P2">PLACE <text:s/>: <text:span text:style-name="T3"><text:placeholder text:placeholder-type="text">&lt;o.division_from and (o.division_from).upper() or ''&gt;</text:placeholder></text:span></text:p>
            <text:p text:style-name="P6"/>
            <text:p text:style-name="P2">DATE : <text:s text:c="2"/><text:span text:style-name="T3"><text:placeholder text:placeholder-type="text">&lt;get_date(o.date)&gt;</text:placeholder></text:span> </text:p>
            <text:p text:style-name="P2"/>
            <text:p text:style-name="P4"><text:span text:style-name="T1"><text:s text:c="255"/></text:span>Signature of Consignor (s) or his / their authorized agent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8cm" fo:page-height="24.5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7-07-07T17:12:42</dc:date>
    <meta:editing-duration>PT55M31S</meta:editing-duration>
    <meta:editing-cycles>28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59" meta:word-count="291" meta:character-count="2851" meta:non-whitespace-character-count="1974"/>
  </office:meta>
</office:document-meta>
</file>